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-dash="Fine_20_Dashe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false" fo:min-height="0cm" fo:min-width="3.8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21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829cm" svg:height="7.513cm" svg:x="1.446cm" svg:y="1.4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899cm" svg:height="0.995cm" svg:x="12.842cm" svg:y="1.449cm">
          <text:p text:style-name="P1">Rang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2.899cm" svg:height="0.995cm" svg:x="12.842cm" svg:y="2.933cm">
          <text:p text:style-name="P1">Ru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899cm" svg:height="0.995cm" svg:x="12.842cm" svg:y="4.467cm">
          <text:p text:style-name="P1">St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961cm" svg:height="0.354cm" svg:x="1.635cm" svg:y="1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0.961cm" svg:height="0.354cm" svg:x="1.635cm" svg:y="1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961cm" svg:height="0.354cm" svg:x="1.635cm" svg:y="2.27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.596cm" svg:y1="1.761cm" svg:x2="12.842cm" svg:y2="1.946cm" draw:start-shape="id1" draw:start-glue-point="1" draw:end-shape="id2" svg:d="m2596 1761 10246 185">
          <text:p/>
        </draw:connector>
        <draw:connector draw:style-name="gr4" draw:text-style-name="P1" draw:layer="layout" draw:type="line" svg:x1="2.596cm" svg:y1="2.115cm" svg:x2="12.842cm" svg:y2="3.43cm" draw:start-shape="id3" draw:start-glue-point="1" draw:end-shape="id4" draw:end-glue-point="3" svg:d="m2596 2115 10246 1315">
          <text:p/>
        </draw:connector>
        <draw:connector draw:style-name="gr4" draw:text-style-name="P1" draw:layer="layout" draw:type="line" svg:x1="2.596cm" svg:y1="2.452cm" svg:x2="12.842cm" svg:y2="4.964cm" draw:start-shape="id5" draw:start-glue-point="1" draw:end-shape="id6" draw:end-glue-point="3" svg:d="m2596 2452 10246 2512">
          <text:p/>
        </draw:connector>
        <draw:custom-shape draw:style-name="gr1" draw:text-style-name="P1" draw:layer="layout" svg:width="3.978cm" svg:height="0.522cm" svg:x="1.671cm" svg:y="3.2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78cm" svg:height="0.522cm" svg:x="1.671cm" svg:y="3.7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78cm" svg:height="0.522cm" svg:x="1.671cm" svg:y="4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671cm" svg:y1="4.275cm" svg:x2="1.671cm" svg:y2="4.983cm">
          <text:p/>
        </draw:line>
        <draw:line draw:style-name="gr5" draw:text-style-name="P1" draw:layer="layout" svg:x1="5.649cm" svg:y1="4.275cm" svg:x2="5.649cm" svg:y2="5.051cm">
          <text:p/>
        </draw:line>
        <draw:frame draw:style-name="gr6" draw:layer="layout" svg:width="5.027cm" svg:height="1.017cm" svg:x="1.404cm" svg:y="5.291cm">
          <draw:text-box>
            <text:p>DFAROW d_row</text:p>
          </draw:text-box>
        </draw:frame>
        <draw:custom-shape draw:style-name="gr7" draw:text-style-name="P1" draw:layer="layout" svg:width="4.348cm" svg:height="2.124cm" svg:x="6.609cm" svg:y="3.16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439cm" svg:height="1.783cm" svg:x="6.677cm" svg:y="3.248cm">
          <draw:text-box>
            <text:p>vector&lt;</text:p>
            <text:p>set&lt;size_t&gt;&gt;</text:p>
          </draw:text-box>
        </draw:frame>
        <draw:frame draw:style-name="gr6" draw:layer="layout" svg:width="3.368cm" svg:height="1.017cm" svg:x="7.183cm" svg:y="5.291cm">
          <draw:text-box>
            <text:p>d_stateSet</text:p>
          </draw:text-box>
        </draw:frame>
        <draw:frame draw:style-name="gr9" draw:layer="layout" svg:width="4.558cm" svg:height="2.549cm" svg:x="4.639cm" svg:y="6.412cm">
          <draw:text-box>
            <text:p>d_sawACCEPT</text:p>
            <text:p>d_rule</text:p>
            <text:p>d_verbose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1H16M47S</meta:editing-duration>
    <meta:editing-cycles>8</meta:editing-cycles>
    <dc:date>2011-05-20T12:35:21</dc:date>
    <meta:generator>LibreOffice/3.3$Linux LibreOffice_project/330m19$Build-202</meta:generator>
    <meta:document-statistic meta:object-count="44"/>
  </office:meta>
</office:document-meta>
</file>